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1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1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1" office:value-type="string" calcext:value-type="string">
            <text:p>why num--; and not –num;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3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3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12"/>
          <table:table-cell table:style-name="ce3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3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3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1"/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arsing of a file ending in }</text:p>
          </table:table-cell>
          <table:table-cell table:number-columns-repeated="3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for taking address of local varia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compati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ke compilation_errors_resources into tests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5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14:42:58.651094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8-20T13:55:21.126896016</dc:date>
    <meta:editing-duration>P52DT18H24M11S</meta:editing-duration>
    <meta:editing-cycles>57</meta:editing-cycles>
    <meta:generator>LibreOffice/24.2.5.2$Linux_X86_64 LibreOffice_project/420$Build-2</meta:generator>
    <meta:document-statistic meta:table-count="5" meta:cell-count="90" meta:object-count="0"/>
  </office:meta>
</office:document-meta>
</file>